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Helvetica Neue', Arial, sans-serif"/>
    <style:font-face style:name="OpenSymbol" svg:font-family="OpenSymbol" style:font-charset="x-symbol"/>
  </office:font-face-decls>
  <office:automatic-styles>
    <style:style style:name="P1" style:family="paragraph" style:parent-style-name="Heading_20_2">
      <style:text-properties fo:font-variant="normal" fo:text-transform="none" fo:color="#212529" loext:opacity="100%" style:font-name="Open Sans" fo:letter-spacing="normal" fo:font-style="normal" fo:font-weight="normal"/>
    </style:style>
    <style:style style:name="P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Open Sans" fo:font-size="12pt" fo:letter-spacing="normal" fo:font-style="normal" fo:font-weight="bold"/>
    </style:style>
    <style:style style:name="P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Open Sans" fo:font-size="12pt" fo:letter-spacing="normal" fo:font-style="normal" fo:font-weight="normal"/>
    </style:style>
    <style:style style:name="P4" style:family="paragraph" style:parent-style-name="Text_20_body" style:list-style-name="L2">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Open Sans" fo:font-size="12pt" fo:letter-spacing="normal" fo:font-style="normal" fo:font-weight="normal"/>
    </style:style>
    <style:style style:name="P5"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212529" loext:opacity="100%" style:font-name="Open Sans" fo:font-size="12pt" fo:letter-spacing="normal" fo:font-style="normal" fo:font-weight="normal"/>
    </style:style>
    <style:style style:name="P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background-color="transparent"/>
    </style:style>
    <style:style style:name="T1" style:family="text">
      <style:text-properties fo:font-weight="bol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1_1680479117597_888"/>Tema 4. Apartado 4.2.5.<text:line-break/>"Identificación de los componentes que proporciona la herramienta web"</text:h>
      <text:p text:style-name="Standard"/>
      <text:p text:style-name="P2">ENUNCIADO</text:p>
      <text:p text:style-name="P3">Las barras de herramientas son fundamentales para la navegación por cualquier herramienta. Normalmente aparecen en la pantalla como una fila, columna o bloque que presenta botones o iconos permitiendo al usuario/a clicar sobre los botones para acceder a las distintas funciones.</text:p>
      <text:p text:style-name="P3">Le solicitamos:</text:p>
      <text:list text:style-name="L2">
        <text:list-item>
          <text:p text:style-name="P4">Describa las distintas partes que se pueden encontrar en la barra de herramientas de Visual Studio.</text:p>
        </text:list-item>
        <text:list-item>
          <text:p text:style-name="P5">Explique los pasos que debe seguir para obtener la ayuda de esta herramienta web</text:p>
        </text:list-item>
      </text:list>
      <text:p text:style-name="P6"/>
      <text:p text:style-name="P3"><text:span text:style-name="T1">Actividad asociada al CE2.2:<text:line-break/></text:span>Interpretar la documentación técnica que proporciona la herramienta de edición, incluso si está editada en la lengua extranjera de uso más frecuente en el sector, para utilizarla de ayuda en la realización de páginas web, de acuerdo a las especificaciones técnicas de las mismas.</text:p>
      <text:p text:style-name="P3"><text:line-break/><text:span text:style-name="T1">Duración</text:span>: 15’.</text:p>
      <text:p text:style-name="P3"><text:span text:style-name="T1">Criterios de corrección:</text:span> la valoración máxima de esta actividad es de 10 puntos repartidos entre los siguientes criterios:</text:p>
      <text:p text:style-name="P3">1. Estructurar la información aportada con orden jerárquico y sentido.  (2 puntos) <text:line-break/>2. Dar respuesta coherente y justificada a lo requerido.  (4 puntos)<text:line-break/>3. Grado de profundidad de la exposición.  (3 puntos)<text:line-break/>4. Cumplimiento de entrega plazos establecidos (1 punto)</text:p>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Helvetica Neue', Arial,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3T01:46:37.190000000</meta:creation-date>
    <dc:date>2023-04-03T01:49:19.955000000</dc:date>
    <meta:editing-duration>PT2M43S</meta:editing-duration>
    <meta:editing-cycles>1</meta:editing-cycles>
    <meta:document-statistic meta:table-count="0" meta:image-count="0" meta:object-count="0" meta:page-count="1" meta:paragraph-count="11" meta:word-count="197" meta:character-count="1286" meta:non-whitespace-character-count="1095"/>
    <meta:generator>LibreOffice/7.5.0.3$Windows_X86_64 LibreOffice_project/c21113d003cd3efa8c53188764377a8272d9d6de</meta:generator>
  </office:meta>
</office:document-meta>
</file>